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07 - The Arcane Eternal" calcext:value-type="string">
            <text:p>Class 1: 507 - The Arcane Eternal</text:p>
          </table:table-cell>
          <table:table-cell table:style-name="ce6" office:value-type="float" office:value="507" calcext:value-type="float">
            <text:p>507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5 - The Ashen Titan" calcext:value-type="string">
            <text:p>Class 2: 505 - The Ashen Titan</text:p>
          </table:table-cell>
          <table:table-cell table:style-name="ce6" office:value-type="float" office:value="505" calcext:value-type="float">
            <text:p>505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8671776.864" calcext:value-type="float">
            <text:p>38,671,777</text:p>
          </table:table-cell>
          <table:table-cell table:style-name="ce11" table:formula="of:=[.V9]" office:value-type="float" office:value="2040960.6" calcext:value-type="float">
            <text:p>2,040,960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6120" calcext:value-type="float">
            <text:p>36120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13.36864" calcext:value-type="float">
            <text:p>113.4</text:p>
          </table:table-cell>
          <table:table-cell table:style-name="ce10" table:formula="of:=1.1%*(1+[.R16])/60" office:value-type="percentage" office:value="0.00313866666666667" calcext:value-type="percentage">
            <text:p>0.31%</text:p>
          </table:table-cell>
          <table:table-cell table:style-name="ce9" table:formula="of:=[.V2]*60" office:value-type="percentage" office:value="0.18832" calcext:value-type="percentage">
            <text:p>18.83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488 - The Faen Valkyrie" calcext:value-type="string">
            <text:p>Class 3: 488 - The Faen Valkyrie</text:p>
          </table:table-cell>
          <table:table-cell table:style-name="ce6" office:value-type="float" office:value="488" calcext:value-type="float">
            <text:p>488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7.5" calcext:value-type="float">
            <text:p>47.5</text:p>
          </table:table-cell>
          <table:table-cell table:style-name="ce12" table:formula="of:=[.U10]" office:value-type="percentage" office:value="47.5" calcext:value-type="percentage">
            <text:p>47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338.5" calcext:value-type="float">
            <text:p>8338.5</text:p>
          </table:table-cell>
          <table:table-cell/>
          <table:table-cell table:style-name="ce6"/>
          <table:table-cell table:style-name="ce6" table:formula="of:=[.U11]" office:value-type="float" office:value="20.66" calcext:value-type="float">
            <text:p>20.66</text:p>
          </table:table-cell>
          <table:table-cell table:style-name="ce12" table:formula="of:=[.U11]" office:value-type="percentage" office:value="20.66" calcext:value-type="percentage">
            <text:p>206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3.15" calcext:value-type="float">
            <text:p>423.2</text:p>
          </table:table-cell>
          <table:table-cell table:style-name="ce10" table:formula="of:=[.W4]/60" office:value-type="percentage" office:value="0.00403" calcext:value-type="percentage">
            <text:p>0.40%</text:p>
          </table:table-cell>
          <table:table-cell table:style-name="ce9" table:formula="of:=1%*(1+3+3%*[.E79])+([.F7]/100/100/2)+1%" office:value-type="percentage" office:value="0.2418" calcext:value-type="percentage">
            <text:p>24.18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36" calcext:value-type="float">
            <text:p>6.36</text:p>
          </table:table-cell>
          <table:table-cell table:style-name="ce12" table:formula="of:=[.U12]" office:value-type="percentage" office:value="6.36" calcext:value-type="percentage">
            <text:p>63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6.47864" calcext:value-type="float">
            <text:p>146.5</text:p>
          </table:table-cell>
          <table:table-cell table:style-name="ce10" table:formula="of:=1.1%*(1+[.R16]+500%)/60" office:value-type="percentage" office:value="0.00405533333333333" calcext:value-type="percentage">
            <text:p>0.41%</text:p>
          </table:table-cell>
          <table:table-cell table:style-name="ce9" table:formula="of:=[.V5]*60" office:value-type="percentage" office:value="0.24332" calcext:value-type="percentage">
            <text:p>24.33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5245" calcext:value-type="float">
            <text:p>25245.0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1772230.4" calcext:value-type="float">
            <text:p>11772230.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8671776.864" calcext:value-type="float">
            <text:p>38671776.864</text:p>
          </table:table-cell>
          <table:table-cell table:style-name="ce6" table:formula="of:=([.S11]+[.S12])/2" office:value-type="float" office:value="2040960.6" calcext:value-type="float">
            <text:p>2040960.6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65571323.328" calcext:value-type="float">
            <text:p>65571323.32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7.5" calcext:value-type="percentage">
            <text:p>475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994958588405" calcext:value-type="percentage">
            <text:p>98.2%</text:p>
          </table:table-cell>
          <table:table-cell table:formula="of:=1/(1-[.Q11])" office:value-type="float" office:value="55.5400000000008" calcext:value-type="float">
            <text:p>55.5400000000008</text:p>
          </table:table-cell>
          <table:table-cell table:formula="of:=[.$S$2]/(1/(1+[.$O$16]+[.$AV$16]))" office:value-type="float" office:value="1958426.4" calcext:value-type="float">
            <text:p>1958426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66" calcext:value-type="percentage">
            <text:p>206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338.5]" calcext:value-type="string">
            <text:p>Str: <text:s/>545 <text:s/>[8,338.5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99030447355" calcext:value-type="percentage">
            <text:p>98.3%</text:p>
          </table:table-cell>
          <table:table-cell table:formula="of:=1/(1-[.Q12])" office:value-type="float" office:value="58.7900000000001" calcext:value-type="float">
            <text:p>58.7900000000001</text:p>
          </table:table-cell>
          <table:table-cell table:formula="of:=[.$S$2]/(1/(1+[.$O$16]+[.$AJ$16]+[.$AV$16]))" office:value-type="float" office:value="2123494.8" calcext:value-type="float">
            <text:p>2123494.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36" calcext:value-type="percentage">
            <text:p>63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492631530977" calcext:value-type="percentage">
            <text:p>98.2%</text:p>
          </table:table-cell>
          <table:table-cell table:style-name="ce14" table:formula="of:=([.R11]+[.R12])/2" office:value-type="float" office:value="57.1650000000001" calcext:value-type="float">
            <text:p>57.2</text:p>
          </table:table-cell>
          <table:table-cell table:style-name="ce14" table:formula="of:=([.S11]+[.S12])/2" office:value-type="float" office:value="2040960.6" calcext:value-type="float">
            <text:p>2040960.6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T24]+[.AU24]*[.$E24])" office:value-type="percentage" office:value="0.44" calcext:value-type="percentage">
            <text:p>44.00%</text:p>
          </table:table-cell>
          <table:table-cell/>
          <table:table-cell table:style-name="ce9" table:formula="of:=[.AW47]+[.AX47]*[.E47]"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5,245.0]" calcext:value-type="string">
            <text:p>Int: 1650 [25,245.0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7.5" calcext:value-type="percentage">
            <text:p>47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6.12" calcext:value-type="percentage">
            <text:p>1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3" calcext:value-type="percentage">
            <text:p>143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3" calcext:value-type="percentage">
            <text:p>14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66" calcext:value-type="percentage">
            <text:p>206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7" calcext:value-type="percentage">
            <text:p>4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32" calcext:value-type="percentage">
            <text:p>13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36" calcext:value-type="percentage">
            <text:p>63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72" calcext:value-type="percentage">
            <text:p>57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1" calcext:value-type="percentage">
            <text:p>11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750.0%" calcext:value-type="string">
            <text:p>Resilience: 4,750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66.0%" calcext:value-type="string">
            <text:p>Speed+: <text:s text:c="4"/>2,066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7" calcext:value-type="float">
            <text:p>50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20]+([.C20]-1)*20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6,120" calcext:value-type="string">
            <text:p>Health: <text:s text:c="2"/>36,1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3" table:formula="of:=[.D21]+([.C21]-1)*20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3" calcext:value-type="percentage">
            <text:p>73.00%</text:p>
          </table:table-cell>
          <table:table-cell table:style-name="ce35" table:formula="of:=[.O21]" office:value-type="percentage" office:value="7.3" calcext:value-type="percentage">
            <text:p>7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3" calcext:value-type="percentage">
            <text:p>73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3" calcext:value-type="percentage">
            <text:p>73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3" calcext:value-type="percentage">
            <text:p>7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3" calcext:value-type="percentage">
            <text:p>73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2]+([.C22]-1)*20" office:value-type="float" office:value="45" calcext:value-type="float">
            <text:p>45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4]+([.C24]-1)*20" office:value-type="float" office:value="48" calcext:value-type="float">
            <text:p>4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4" calcext:value-type="percentage">
            <text:p>124.00%</text:p>
          </table:table-cell>
          <table:table-cell table:style-name="ce37" table:formula="of:=[.R24]" office:value-type="percentage" office:value="16.12" calcext:value-type="percentage">
            <text:p>1612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6.12" calcext:value-type="percentage">
            <text:p>1612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72" calcext:value-type="percentage">
            <text:p>572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13.4] [318.6 seconds]" calcext:value-type="string">
            <text:p>hp/sec: <text:s text:c="2"/>0.31% [113.4] [318.6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1% [146.5] [246.6 seconds]" calcext:value-type="string">
            <text:p>w/Mantle: 0.41% [146.5] [246.6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28]+([.C28]-1)*20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0% [423.2] [248.1 seconds]" calcext:value-type="string">
            <text:p>w/Med: <text:s text:c="3"/>0.40% [423.2] [248.1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5" calcext:value-type="float">
            <text:p>505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49%     [hp x  57.17]" calcext:value-type="string">
            <text:p>Mitigation: <text:s text:c="6"/>98.249% <text:s text:c="4"/>[hp x <text:s/>57.17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2,040,960.6 [hp x 120.05]" calcext:value-type="string">
            <text:p>Effective Health: 2,040,960.6 [hp x 120.05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8  Sentinel Reconstruction [E]     x4 " calcext:value-type="string">
            <text:p>3-8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36]+([.C36]-1)*20" office:value-type="float" office:value="44" calcext:value-type="float">
            <text:p>44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6  Azarinth Awakening [E]         x10 [73.0% =&gt; 730.0% Resilience, Speed, Intelligence and Strength]" calcext:value-type="string">
            <text:p>3-6 <text:s/>Azarinth Awakening [E] <text:s text:c="8"/>x10 [73.0% =&gt; 730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15" table:formula="of:=[.D37]+([.C37]-1)*20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5  Transfer [E]                    x1 " calcext:value-type="string">
            <text:p>3-5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16" table:formula="of:=[.D39]+([.C39]-1)*20" office:value-type="float" office:value="46" calcext:value-type="float">
            <text:p>4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3" calcext:value-type="percentage">
            <text:p>53.00%</text:p>
          </table:table-cell>
          <table:table-cell table:style-name="ce39" table:formula="of:=[.AG39]" office:value-type="percentage" office:value="6.36" calcext:value-type="percentage">
            <text:p>636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36" calcext:value-type="percentage">
            <text:p>636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36" calcext:value-type="percentage">
            <text:p>636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8  Sentinel Core [E]              x13 [44.0% =&gt; 572.0% Durability, 124.0% =&gt; 1,612.0% Health Regen, 25.0% =&gt; 325.0% Magic Resistance]" calcext:value-type="string">
            <text:p>3-8 <text:s/>Sentinel Core [E] <text:s text:c="13"/>x13 [44.0% =&gt; 572.0% Durability, 124.0% =&gt; 1,612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88" calcext:value-type="float">
            <text:p>48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3]+([.C43]-1)*20" office:value-type="float" office:value="70" calcext:value-type="float">
            <text:p>7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5  Arcane Circulation [E]         x10 [112.5% to Deconstruction/Reconstruction]" calcext:value-type="string">
            <text:p>3-5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4]+([.C4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6" calcext:value-type="percentage">
            <text:p>60.00%</text:p>
          </table:table-cell>
          <table:table-cell table:style-name="ce9" table:formula="of:=[.O44]" office:value-type="percentage" office:value="6" calcext:value-type="percentage">
            <text:p>60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6" calcext:value-type="percentage">
            <text:p>6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45]+([.C45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47]+([.C4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5" calcext:value-type="percentage">
            <text:p>50.00%</text:p>
          </table:table-cell>
          <table:table-cell table:style-name="ce38" table:formula="of:=[.O47]" office:value-type="percentage" office:value="5.5" calcext:value-type="percentage">
            <text:p>55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5" calcext:value-type="percentage">
            <text:p>55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32" calcext:value-type="percentage">
            <text:p>132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32" calcext:value-type="percentage">
            <text:p>132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1" calcext:value-type="percentage">
            <text:p>11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8]+([.C4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4  Authority of Ash and Ember [E]  x3 " calcext:value-type="string">
            <text:p>3-4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5  Ashen Wings [E]                x12 " calcext:value-type="string">
            <text:p>3-5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6  Avatar of Ash [E]              x12 [53.0% =&gt; 636.0% Reflexes and Speed]" calcext:value-type="string">
            <text:p>3-6 <text:s/>Avatar of Ash [E] <text:s text:c="13"/>x12 [53.0% =&gt; 636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30 Phaseshift                      x2 " calcext:value-type="string">
            <text:p>3-30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30 Displacement                    x2 " calcext:value-type="string">
            <text:p>3-30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30 Space Shift                     x2 " calcext:value-type="string">
            <text:p>3-30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30 Space Awareness                x10 " calcext:value-type="string">
            <text:p>3-30 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257" calcext:value-type="float">
            <text:p>2257</text:p>
          </table:table-cell>
          <table:table-cell table:formula="of:=FLOOR([.F66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2" calcext:value-type="float">
            <text:p>22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13 Ashen Limbs" calcext:value-type="string">
            <text:p>1-13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67]+([.C67]-1)*20" office:value-type="float" office:value="13" calcext:value-type="float">
            <text:p>13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68]+([.C68]-1)*20" office:value-type="float" office:value="11" calcext:value-type="float">
            <text:p>11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9]+([.C69]-1)*20" office:value-type="float" office:value="5" calcext:value-type="float">
            <text:p>5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21 Deviant of Humanity" calcext:value-type="string">
            <text:p>3-2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70]+([.C70]-1)*20" office:value-type="float" office:value="61" calcext:value-type="float">
            <text:p>61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1]+([.C71]-1)*20" office:value-type="float" office:value="12" calcext:value-type="float">
            <text:p>12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74]+([.C74]-1)*20" office:value-type="float" office:value="7" calcext:value-type="float">
            <text:p>7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77]+([.C77]-1)*20" office:value-type="float" office:value="22" calcext:value-type="float">
            <text:p>22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79]+([.C79]-1)*20" office:value-type="float" office:value="56" calcext:value-type="float">
            <text:p>56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4  Monstrous" calcext:value-type="string">
            <text:p>1-4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81]+([.C81]-1)*20" office:value-type="float" office:value="4" calcext:value-type="float">
            <text:p>4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82]+([.C82]-1)*20" office:value-type="float" office:value="30" calcext:value-type="float">
            <text:p>3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83]+([.C83]-1)*20" office:value-type="float" office:value="33" calcext:value-type="float">
            <text:p>33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10 Soul Perception" calcext:value-type="string">
            <text:p>1-10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84]+([.C84]-1)*20" office:value-type="float" office:value="10" calcext:value-type="float">
            <text:p>10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17 Spear of Ash" calcext:value-type="string">
            <text:p>1-17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85]+([.C85]-1)*20" office:value-type="float" office:value="17" calcext:value-type="float">
            <text:p>1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6]+([.C86]-1)*20" office:value-type="float" office:value="8" calcext:value-type="float">
            <text:p>8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8 Veteran" calcext:value-type="string">
            <text:p>3-28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8" calcext:value-type="float">
            <text:p>28</text:p>
          </table:table-cell>
          <table:table-cell table:style-name="ce13" table:formula="of:=[.D87]+([.C87]-1)*20" office:value-type="float" office:value="68" calcext:value-type="float">
            <text:p>68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91]+([.C91]-1)*20" office:value-type="float" office:value="61" calcext:value-type="float">
            <text:p>61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1%" calcext:value-type="string">
            <text:p>71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2]+([.C92]-1)*20" office:value-type="float" office:value="24" calcext:value-type="float">
            <text:p>24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9%" calcext:value-type="string">
            <text:p>29%</text:p>
          </table:table-cell>
          <table:table-cell table:formula="of:=TEXT(VLOOKUP([.E92];[.$BH$2:.$BJ$74];3);  &quot;0#%&quot;)" office:value-type="string" office:string-value="48%" calcext:value-type="string">
            <text:p>4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94]+([.C94]-1)*20" office:value-type="float" office:value="47" calcext:value-type="float">
            <text:p>47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7%" calcext:value-type="string">
            <text:p>57%</text:p>
          </table:table-cell>
          <table:table-cell table:formula="of:=TEXT(VLOOKUP([.E94];[.$BH$2:.$BJ$74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5]+([.C95]-1)*20" office:value-type="float" office:value="22" calcext:value-type="float">
            <text:p>22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7%" calcext:value-type="string">
            <text:p>27%</text:p>
          </table:table-cell>
          <table:table-cell table:formula="of:=TEXT(VLOOKUP([.E95];[.$BH$2:.$BJ$74];3);  &quot;0#%&quot;)" office:value-type="string" office:string-value="44%" calcext:value-type="string">
            <text:p>4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3%" calcext:value-type="string">
            <text:p>43%</text:p>
          </table:table-cell>
          <table:table-cell table:formula="of:=TEXT(VLOOKUP([.E98];[.$BH$2:.$BJ$74];3);  &quot;0#%&quot;)" office:value-type="string" office:string-value="76%" calcext:value-type="string">
            <text:p>7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00]+([.C100]-1)*20" office:value-type="float" office:value="35" calcext:value-type="float">
            <text:p>35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40%" calcext:value-type="string">
            <text:p>40%</text:p>
          </table:table-cell>
          <table:table-cell table:formula="of:=TEXT(VLOOKUP([.E100];[.$BH$2:.$BJ$74];3);  &quot;0#%&quot;)" office:value-type="string" office:string-value="70%" calcext:value-type="string">
            <text:p>7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03]+([.C103]-1)*20" office:value-type="float" office:value="27" calcext:value-type="float">
            <text:p>27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2%" calcext:value-type="string">
            <text:p>32%</text:p>
          </table:table-cell>
          <table:table-cell table:formula="of:=TEXT(VLOOKUP([.E103];[.$BH$2:.$BJ$74];3);  &quot;0#%&quot;)" office:value-type="string" office:string-value="54%" calcext:value-type="string">
            <text:p>5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7]+([.C107]-1)*20" office:value-type="float" office:value="10" calcext:value-type="float">
            <text:p>1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H$2:.$BJ$74];2); &quot;0#%&quot;)" office:value-type="string" office:string-value="10%" calcext:value-type="string">
            <text:p>10%</text:p>
          </table:table-cell>
          <table:table-cell table:formula="of:=TEXT(VLOOKUP([.E107];[.$BH$2:.$BJ$74];3);  &quot;0#%&quot;)" office:value-type="string" office:string-value="20%" calcext:value-type="string">
            <text:p>2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9]+([.C109]-1)*20" office:value-type="float" office:value="45" calcext:value-type="float">
            <text:p>45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5%" calcext:value-type="string">
            <text:p>55%</text:p>
          </table:table-cell>
          <table:table-cell table:formula="of:=TEXT(VLOOKUP([.E109];[.$BH$2:.$BJ$74];3);  &quot;0#%&quot;)" office:value-type="string" office:string-value="90%" calcext:value-type="string">
            <text:p>9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12]+([.C112]-1)*20" office:value-type="float" office:value="11" calcext:value-type="float">
            <text:p>11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4];2); &quot;0#%&quot;)" office:value-type="string" office:string-value="11%" calcext:value-type="string">
            <text:p>11%</text:p>
          </table:table-cell>
          <table:table-cell table:formula="of:=TEXT(VLOOKUP([.E112];[.$BH$2:.$BJ$74];3);  &quot;0#%&quot;)" office:value-type="string" office:string-value="22%" calcext:value-type="string">
            <text:p>2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16]+([.C116]-1)*20" office:value-type="float" office:value="63" calcext:value-type="float">
            <text:p>63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3%" calcext:value-type="string">
            <text:p>73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8]+([.C118]-1)*20" office:value-type="float" office:value="49" calcext:value-type="float">
            <text:p>4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9%" calcext:value-type="string">
            <text:p>59%</text:p>
          </table:table-cell>
          <table:table-cell table:formula="of:=TEXT(VLOOKUP([.E118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20]+([.C120]-1)*20" office:value-type="float" office:value="50" calcext:value-type="float">
            <text:p>5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4];2); &quot;0#%&quot;)" office:value-type="string" office:string-value="60%" calcext:value-type="string">
            <text:p>60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7]+([.C127]-1)*20" office:value-type="float" office:value="14" calcext:value-type="float">
            <text:p>14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4];2); &quot;0#%&quot;)" office:value-type="string" office:string-value="14%" calcext:value-type="string">
            <text:p>14%</text:p>
          </table:table-cell>
          <table:table-cell table:formula="of:=TEXT(VLOOKUP([.E127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3]+([.C133]-1)*20" office:value-type="float" office:value="4" calcext:value-type="float">
            <text:p>4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6%" calcext:value-type="string">
            <text:p>06%</text:p>
          </table:table-cell>
          <table:table-cell table:formula="of:=TEXT(VLOOKUP([.E133];[.$BH$2:.$BJ$74];3);  &quot;0#%&quot;)" office:value-type="string" office:string-value="08%" calcext:value-type="string">
            <text:p>0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5]+([.C135]-1)*20" office:value-type="float" office:value="24" calcext:value-type="float">
            <text:p>24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9%" calcext:value-type="string">
            <text:p>29%</text:p>
          </table:table-cell>
          <table:table-cell table:formula="of:=TEXT(VLOOKUP([.E135];[.$BH$2:.$BJ$74];3);  &quot;0#%&quot;)" office:value-type="string" office:string-value="48%" calcext:value-type="string">
            <text:p>4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4  [39% - 68%] Soul Magic Resistance" calcext:value-type="string">
            <text:p>2-14 <text:s/>[39% - 68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36]+([.C136]-1)*20" office:value-type="float" office:value="34" calcext:value-type="float">
            <text:p>34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39%" calcext:value-type="string">
            <text:p>39%</text:p>
          </table:table-cell>
          <table:table-cell table:formula="of:=TEXT(VLOOKUP([.E136];[.$BH$2:.$BJ$74];3);  &quot;0#%&quot;)" office:value-type="string" office:string-value="68%" calcext:value-type="string">
            <text:p>6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7%" calcext:value-type="string">
            <text:p>57%</text:p>
          </table:table-cell>
          <table:table-cell table:formula="of:=TEXT(VLOOKUP([.E138];[.$BH$2:.$BJ$74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44]+([.C144]-1)*20" office:value-type="float" office:value="56" calcext:value-type="float">
            <text:p>56</text:p>
          </table:table-cell>
          <table:table-cell table:formula="of:=IF([.D144]&lt;10;&quot;  &quot;; &quot; &quot;)" office:value-type="string" office:string-value=" " calcext:value-type="string">
            <text:p><text:s/></text:p>
          </table:table-cell>
          <table:table-cell table:formula="of:=TEXT(VLOOKUP([.E144];[.$BH$2:.$BJ$74];2); &quot;0#%&quot;)" office:value-type="string" office:string-value="66%" calcext:value-type="string">
            <text:p>66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46]+([.C146]-1)*20" office:value-type="float" office:value="50" calcext:value-type="float">
            <text:p>5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60%" calcext:value-type="string">
            <text:p>60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47]+([.C147]-1)*20" office:value-type="float" office:value="41" calcext:value-type="float">
            <text:p>41</text:p>
          </table:table-cell>
          <table:table-cell table:formula="of:=IF([.D147]&lt;10;&quot;  &quot;; &quot; &quot;)" office:value-type="string" office:string-value="  " calcext:value-type="string">
            <text:p><text:s text:c="2"/></text:p>
          </table:table-cell>
          <table:table-cell table:formula="of:=TEXT(VLOOKUP([.E147];[.$BH$2:.$BJ$74];2); &quot;0#%&quot;)" office:value-type="string" office:string-value="51%" calcext:value-type="string">
            <text:p>51%</text:p>
          </table:table-cell>
          <table:table-cell table:formula="of:=TEXT(VLOOKUP([.E147];[.$BH$2:.$BJ$74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3 2nd tier" calcext:value-type="string">
            <text:p>23 2nd tier</text:p>
          </table:table-cell>
          <table:table-cell table:formula="of:=COUNTIF([.$C$91:.$C$147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8 3rd tier" calcext:value-type="string">
            <text:p>18 3rd tier</text:p>
          </table:table-cell>
          <table:table-cell table:formula="of:=COUNTIF([.$C$91:.$C$147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51]*15%;&quot;%&quot;)" office:value-type="string" office:string-value="270%" calcext:value-type="string">
            <text:p>270%</text:p>
          </table:table-cell>
          <table:table-cell table:formula="of:=TEXT([.B150]*10%;&quot;%&quot;)" office:value-type="string" office:string-value="230%" calcext:value-type="string">
            <text:p>23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7" calcext:value-type="float">
            <text:p>507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5" calcext:value-type="float">
            <text:p>505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88" calcext:value-type="float">
            <text:p>488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338.5" calcext:value-type="string">
            <text:p>8,338.5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245.0" calcext:value-type="string">
            <text:p>25,245.0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750.0%" calcext:value-type="string">
            <text:p>4,75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66.0%" calcext:value-type="string">
            <text:p>2,06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6,120" calcext:value-type="string">
            <text:p>36,120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13.4" calcext:value-type="string">
            <text:p>113.4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18.6" calcext:value-type="string">
            <text:p>318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6.5" calcext:value-type="string">
            <text:p>146.5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46.6" calcext:value-type="string">
            <text:p>246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3.2" calcext:value-type="string">
            <text:p>423.2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1" calcext:value-type="string">
            <text:p>248.1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49%" calcext:value-type="string">
            <text:p>98.249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7.17" calcext:value-type="string">
            <text:p>57.17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40,960.6" calcext:value-type="string">
            <text:p>2,040,960.6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20.05" calcext:value-type="string">
            <text:p>120.05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8" calcext:value-type="float">
            <text:p>8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6" calcext:value-type="float">
            <text:p>6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3.0% =&gt; 730.0%" calcext:value-type="string">
            <text:p>73.0% =&gt; 73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5" calcext:value-type="float">
            <text:p>5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8" calcext:value-type="float">
            <text:p>8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4.0% =&gt; 572.0%" calcext:value-type="string">
            <text:p>44.0% =&gt; 572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4.0% =&gt; 1,612.0%" calcext:value-type="string">
            <text:p>124.0% =&gt; 1,612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5" calcext:value-type="float">
            <text:p>5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4" calcext:value-type="float">
            <text:p>4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5" calcext:value-type="float">
            <text:p>5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6" calcext:value-type="float">
            <text:p>6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3.0% =&gt; 636.0%" calcext:value-type="string">
            <text:p>53.0% =&gt; 636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60.0% =&gt; 600.0%" calcext:value-type="string">
            <text:p>60.0% =&gt; 60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30" calcext:value-type="float">
            <text:p>30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50.0% =&gt; 550.0%" calcext:value-type="string">
            <text:p>50.0% =&gt; 55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2.0% =&gt; 132.0%" calcext:value-type="string">
            <text:p>12.0% =&gt; 132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32.0%" calcext:value-type="string">
            <text:p>5.0% =&gt; 132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10.0% =&gt; 110.0%" calcext:value-type="string">
            <text:p>10.0% =&gt; 11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2.00% =&gt; 22.00%" calcext:value-type="string">
            <text:p>2.00% =&gt; 22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7 - The Arcane Eternal" calcext:value-type="string">
            <text:p>Class 1: 507 - The Arcane Eternal</text:p>
          </table:table-cell>
        </table:table-row>
        <table:table-row table:style-name="ro1">
          <table:table-cell table:formula="of:=[$Calculations.A2]" office:value-type="string" office:string-value="Class 2: 505 - The Ashen Titan" calcext:value-type="string">
            <text:p>Class 2: 505 - The Ashen Titan</text:p>
          </table:table-cell>
        </table:table-row>
        <table:table-row table:style-name="ro1">
          <table:table-cell table:formula="of:=[$Calculations.A3]" office:value-type="string" office:string-value="Class 3: 488 - The Faen Valkyrie" calcext:value-type="string">
            <text:p>Class 3: 48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338.5]" calcext:value-type="string">
            <text:p>Str: <text:s/>545 <text:s/>[8,338.5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5,245.0]" calcext:value-type="string">
            <text:p>Int: 1650 [25,24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750.0%" calcext:value-type="string">
            <text:p>Resilience: 4,750.0%</text:p>
          </table:table-cell>
        </table:table-row>
        <table:table-row table:style-name="ro1">
          <table:table-cell table:formula="of:=[$Calculations.A18]" office:value-type="string" office:string-value="Speed+:     2,066.0%" calcext:value-type="string">
            <text:p>Speed+: <text:s text:c="4"/>2,066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6,120" calcext:value-type="string">
            <text:p>Health: <text:s text:c="2"/>36,12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13.4] [318.6 seconds]" calcext:value-type="string">
            <text:p>hp/sec: <text:s text:c="2"/>0.31% [113.4] [318.6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3.2] [248.1 seconds]" calcext:value-type="string">
            <text:p>w/Med: <text:s text:c="3"/>0.40% [423.2] [248.1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49%     [hp x  57.17]" calcext:value-type="string">
            <text:p>Mitigation: <text:s text:c="6"/>98.249% <text:s text:c="4"/>[hp x <text:s/>57.17]</text:p>
          </table:table-cell>
        </table:table-row>
        <table:table-row table:style-name="ro1">
          <table:table-cell table:formula="of:=[$Calculations.A32]" office:value-type="string" office:string-value="Effective Health: 2,040,960.6 [hp x 120.05]" calcext:value-type="string">
            <text:p>Effective Health: 2,040,960.6 [hp x 120.05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8  Sentinel Reconstruction [E]     x4 " calcext:value-type="string">
            <text:p>3-8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6  Azarinth Awakening [E]         x10 [73.0% =&gt; 730.0% Resilience, Speed, Intelligence and Strength]" calcext:value-type="string">
            <text:p>3-6 <text:s/>Azarinth Awakening [E] <text:s text:c="8"/>x10 [73.0% =&gt; 73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5  Transfer [E]                    x1 " calcext:value-type="string">
            <text:p>3-5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8  Sentinel Core [E]              x13 [44.0% =&gt; 572.0% Durability, 124.0% =&gt; 1,612.0% Health Regen, 25.0% =&gt; 325.0% Magic Resistance]" calcext:value-type="string">
            <text:p>3-8 <text:s/>Sentinel Core [E] <text:s text:c="13"/>x13 [44.0% =&gt; 572.0% Durability, 124.0% =&gt; 1,612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5  Arcane Circulation [E]         x10 [112.5% to Deconstruction/Reconstruction]" calcext:value-type="string">
            <text:p>3-5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4  Authority of Ash and Ember [E]  x3 " calcext:value-type="string">
            <text:p>3-4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5  Ashen Wings [E]                x12 " calcext:value-type="string">
            <text:p>3-5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6  Avatar of Ash [E]              x12 [53.0% =&gt; 636.0% Reflexes and Speed]" calcext:value-type="string">
            <text:p>3-6 <text:s/>Avatar of Ash [E] <text:s text:c="13"/>x12 [53.0% =&gt; 636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30 Phaseshift                      x2 " calcext:value-type="string">
            <text:p>3-30 Phaseshift <text:s text:c="21"/>x2 </text:p>
          </table:table-cell>
        </table:table-row>
        <table:table-row table:style-name="ro1">
          <table:table-cell table:formula="of:=[$Calculations.A60]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</table:table-row>
        <table:table-row table:style-name="ro1">
          <table:table-cell table:formula="of:=[$Calculations.A61]" office:value-type="string" office:string-value="3-30 Displacement                    x2 " calcext:value-type="string">
            <text:p>3-30 Displacement <text:s text:c="19"/>x2 </text:p>
          </table:table-cell>
        </table:table-row>
        <table:table-row table:style-name="ro1">
          <table:table-cell table:formula="of:=[$Calculations.A62]" office:value-type="string" office:string-value="3-30 Space Shift                     x2 " calcext:value-type="string">
            <text:p>3-30 Space Shift <text:s text:c="20"/>x2 </text:p>
          </table:table-cell>
        </table:table-row>
        <table:table-row table:style-name="ro1">
          <table:table-cell table:formula="of:=[$Calculations.A63]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</table:table-row>
        <table:table-row table:style-name="ro1">
          <table:table-cell table:formula="of:=[$Calculations.A64]" office:value-type="string" office:string-value="3-30 Space Awareness                x10 " calcext:value-type="string">
            <text:p>3-30 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0]" office:value-type="string" office:string-value="3-21 Deviant of Humanity" calcext:value-type="string">
            <text:p>3-21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79]" office:value-type="string" office:string-value="3-16 Meditation" calcext:value-type="string">
            <text:p>3-16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10 Oxygen Repository" calcext:value-type="string">
            <text:p>2-10 Oxygen Repository</text:p>
          </table:table-cell>
        </table:table-row>
        <table:table-row table:style-name="ro1">
          <table:table-cell table:formula="of:=[$Calculations.A83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84]" office:value-type="string" office:string-value="1-10 Soul Perception" calcext:value-type="string">
            <text:p>1-10 Soul Perception</text:p>
          </table:table-cell>
        </table:table-row>
        <table:table-row table:style-name="ro1">
          <table:table-cell table:formula="of:=[$Calculations.A86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87]" office:value-type="string" office:string-value="3-28 Veteran" calcext:value-type="string">
            <text:p>3-28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92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7   [57% - 94%] Blast Resistance" calcext:value-type="string">
            <text:p>3-7 <text:s text:c="2"/>[57% - 94%] Blast Resistance</text:p>
          </table:table-cell>
        </table:table-row>
        <table:table-row table:style-name="ro1">
          <table:table-cell table:formula="of:=[$Calculations.A95]" office:value-type="string" office:string-value="2-2   [27% - 44%] Blight Resistance" calcext:value-type="string">
            <text:p>2-2 <text:s text:c="2"/>[27% - 44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8  [43% - 76%] Bone Magic Resistance" calcext:value-type="string">
            <text:p>2-18 <text:s/>[43% - 76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5  [40% - 70%] Crystal Resistance" calcext:value-type="string">
            <text:p>2-15 <text:s/>[40% - 70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7   [32% - 54%] Dark Magic Resistance" calcext:value-type="string">
            <text:p>2-7 <text:s text:c="2"/>[32% - 54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11  [11% - 22%] Flesh Magic Resistance" calcext:value-type="string">
            <text:p>1-11 <text:s/>[11% - 22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4   [29% - 48%] Smoke Magic Resistance" calcext:value-type="string">
            <text:p>2-4 <text:s text:c="2"/>[29% - 48%] Smoke Magic Resistance</text:p>
          </table:table-cell>
        </table:table-row>
        <table:table-row table:style-name="ro1">
          <table:table-cell table:formula="of:=[$Calculations.A136]" office:value-type="string" office:string-value="2-14  [39% - 68%] Soul Magic Resistance" calcext:value-type="string">
            <text:p>2-14 <text:s/>[39% - 68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16  [66% - 95%] Void Magic Resistance" calcext:value-type="string">
            <text:p>3-16 <text:s/>[66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47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51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01:04:22.9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1T01:11:25.521000000</dc:date>
    <meta:generator>LibreOffice/7.0.5.2$Windows_X86_64 LibreOffice_project/64390860c6cd0aca4beafafcfd84613dd9dfb63a</meta:generator>
    <meta:editing-duration>P1DT3H31M21S</meta:editing-duration>
    <meta:editing-cycles>166</meta:editing-cycles>
    <meta:document-statistic meta:table-count="2" meta:cell-count="2185" meta:object-count="0"/>
    <meta:user-defined meta:name="AppVersion">16.0300</meta:user-defined>
  </office:meta>
</office:document-meta>
</file>